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7.463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9.324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2.663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number:text-style style:name="N8100" number:language="fr" number:country="FR">
      <number:text-content/>
    </number:text-style>
    <style:style style:name="ce1" style:family="table-cell" style:parent-style-name="Default" style:data-style-name="N100">
      <style:table-cell-properties fo:background-color="#ffcccc" style:text-align-source="value-type" style:repeat-content="false"/>
      <style:text-properties style:font-name="Arial2" fo:font-size="12pt" fo:font-weight="bold"/>
    </style:style>
    <style:style style:name="ce2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66ffff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66ffff"/>
    </style:style>
    <style:style style:name="ce5" style:family="table-cell" style:parent-style-name="Excel_20_Built-in_20_Normal">
      <style:table-cell-properties fo:background-color="#dddddd"/>
    </style:style>
    <style:style style:name="ce6" style:family="table-cell" style:parent-style-name="Excel_20_Built-in_20_Normal">
      <style:table-cell-properties fo:background-color="#99ff66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ff66"/>
    </style:style>
    <style:style style:name="ce8" style:family="table-cell" style:parent-style-name="Excel_20_Built-in_20_Normal">
      <style:table-cell-properties fo:background-color="#66ffff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fo:background-color="#00ccff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00ccff"/>
    </style:style>
    <style:style style:name="ce11" style:family="table-cell" style:parent-style-name="Excel_20_Built-in_20_Normal">
      <style:table-cell-properties fo:background-color="#ff33ff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ff33ff"/>
    </style:style>
    <style:style style:name="ce13" style:family="table-cell" style:parent-style-name="Excel_20_Built-in_20_Normal">
      <style:table-cell-properties fo:background-color="#ff99ff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ackground-color="#ff99ff"/>
    </style:style>
    <style:style style:name="ce15" style:family="table-cell" style:parent-style-name="Excel_20_Built-in_20_Normal">
      <style:table-cell-properties fo:background-color="#66ffff"/>
      <style:text-properties fo:font-size="10pt" fo:language="fr" fo:country="FR" fo:font-weight="bold" style:text-underline-mode="continuous" style:text-overline-mode="continuous" style:text-line-through-mode="continuous" style:font-size-asian="10pt" style:language-asian="zh" style:country-asian="CN" style:font-weight-asian="bold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16" style:family="table-cell" style:parent-style-name="Excel_20_Built-in_20_Normal">
      <style:table-cell-properties fo:background-color="#dddddd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Excel_20_Built-in_20_Normal">
      <style:table-cell-properties fo:background-color="#99ff66"/>
      <style:text-properties fo:font-size="10pt" fo:language="fr" fo:country="FR" fo:font-weight="bold" style:text-underline-mode="continuous" style:text-overline-mode="continuous" style:text-line-through-mode="continuous" style:font-size-asian="10pt" style:language-asian="zh" style:country-asian="CN" style:font-weight-asian="bold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fo:background-color="#99ff66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>
      <style:table-cell-properties fo:background-color="#66ffff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Excel_20_Built-in_20_Normal">
      <style:table-cell-properties fo:background-color="#00ccff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>
      <style:table-cell-properties fo:background-color="#ff33ff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Excel_20_Built-in_20_Normal">
      <style:table-cell-properties fo:background-color="#dddddd"/>
      <style:text-properties fo:font-size="10pt" style:font-size-asian="10pt" style:font-size-complex="10pt"/>
    </style:style>
    <style:style style:name="ce23" style:family="table-cell" style:parent-style-name="Excel_20_Built-in_20_Normal">
      <style:table-cell-properties fo:background-color="#ff99ff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cc"/>
    </style:style>
    <style:style style:name="ce25" style:family="table-cell" style:parent-style-name="Excel_20_Built-in_20_Normal">
      <style:table-cell-properties fo:background-color="#66ffff"/>
      <style:text-properties fo:font-size="10pt" style:font-size-asian="10pt" style:font-size-complex="10pt"/>
    </style:style>
    <style:style style:name="ce26" style:family="table-cell" style:parent-style-name="Excel_20_Built-in_20_Normal">
      <style:table-cell-properties fo:background-color="#66ffff"/>
      <style:text-properties fo:font-size="11pt" style:font-size-asian="11pt" style:font-size-complex="11pt"/>
    </style:style>
    <style:style style:name="ce27" style:family="table-cell" style:parent-style-name="Excel_20_Built-in_20_Normal">
      <style:table-cell-properties fo:background-color="#ff33ff"/>
      <style:text-properties fo:font-size="10pt" style:font-size-asian="10pt" style:font-size-complex="10pt"/>
    </style:style>
    <style:style style:name="ce28" style:family="table-cell" style:parent-style-name="Excel_20_Built-in_20_Normal" style:data-style-name="N8100">
      <style:table-cell-properties fo:background-color="#ffcccc" style:cell-protect="none" style:print-content="true" style:text-align-source="value-type" style:repeat-content="false" fo:border="none"/>
      <style:text-properties style:font-name="Arial2" fo:font-size="12pt" fo:font-weight="bold"/>
    </style:style>
    <style:style style:name="ce29" style:family="table-cell" style:parent-style-name="Excel_20_Built-in_20_Normal">
      <style:table-cell-properties fo:background-color="#99ff66"/>
      <style:text-properties fo:font-size="11pt" style:font-size-asian="11pt" style:font-size-complex="11pt"/>
    </style:style>
    <style:style style:name="ce30" style:family="table-cell" style:parent-style-name="Excel_20_Built-in_20_Normal">
      <style:table-cell-properties fo:background-color="#66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background-color="#dddddd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fo:background-color="#99ff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3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Agence La Panthère, Agence de web design a Lyon – Rapport d’audit préalable</text:p>
          </table:table-cell>
          <table:table-cell table:style-name="ce1"/>
          <table:table-cell table:style-name="ce24"/>
          <table:table-cell table:style-name="ce28" table:number-columns-repeated="5"/>
          <table:table-cell table:style-name="ce34" table:number-columns-repeated="20"/>
          <table:table-cell table:number-columns-repeated="996"/>
        </table:table-row>
        <table:table-row table:style-name="ro2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34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Validation HTML</text:p>
          </table:table-cell>
          <table:table-cell table:style-name="ce15" office:value-type="string">
            <text:p>Bad value Default for attribute lang </text:p>
          </table:table-cell>
          <table:table-cell table:style-name="ce4" office:value-type="string">
            <text:p>La valeur default est invalide</text:p>
          </table:table-cell>
          <table:table-cell table:style-name="ce4" office:value-type="string">
            <text:p>Définir la langue du fichier HTML</text:p>
          </table:table-cell>
          <table:table-cell table:style-name="ce30" office:value-type="string">
            <text:p>Lang fr choisie</text:p>
          </table:table-cell>
          <table:table-cell table:style-name="ce4" office:value-type="string">
            <text:p>NU Validator w3c index.html/page2.html L1 C16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5" office:value-type="string">
            <text:p>Error: Attribute success-msg </text:p>
          </table:table-cell>
          <table:table-cell table:style-name="ce4" office:value-type="string">
            <text:p>Propriété invalide/inexistante</text:p>
          </table:table-cell>
          <table:table-cell table:style-name="ce4" office:value-type="string">
            <text:p>Suppression <text:s/>de l’attribut</text:p>
          </table:table-cell>
          <table:table-cell table:style-name="ce30" office:value-type="string">
            <text:p>Suppression incluse</text:p>
          </table:table-cell>
          <table:table-cell table:style-name="ce4" office:value-type="string">
            <text:p>NU Validator w3c page2.html L83 C5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5" office:value-type="string">
            <text:p>Error: Attribute fail-msg </text:p>
          </table:table-cell>
          <table:table-cell table:style-name="ce4" office:value-type="string">
            <text:p>Propriété invalide/inexistante</text:p>
          </table:table-cell>
          <table:table-cell table:style-name="ce4" office:value-type="string">
            <text:p>Suppression de l’attribut</text:p>
          </table:table-cell>
          <table:table-cell table:style-name="ce30" office:value-type="string">
            <text:p>Suppression incluse</text:p>
          </table:table-cell>
          <table:table-cell table:style-name="ce4" office:value-type="string">
            <text:p>Validator w3c page2.html L83 C5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5" office:value-type="string">
            <text:p>Balise h1h2h3 non ordonnées</text:p>
          </table:table-cell>
          <table:table-cell table:style-name="ce4" office:value-type="string">
            <text:p>Les balises doivent se suivre. H1unique</text:p>
          </table:table-cell>
          <table:table-cell table:style-name="ce4" office:value-type="string">
            <text:p>Création d'une balise h3</text:p>
          </table:table-cell>
          <table:table-cell table:style-name="ce30" office:value-type="string">
            <text:p>Modification incluse</text:p>
          </table:table-cell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6"/>
          <table:table-cell table:style-name="ce5" table:number-columns-repeated="2"/>
          <table:table-cell table:style-name="ce31"/>
          <table:table-cell table:style-name="ce5"/>
          <table:table-cell table:number-columns-repeated="1018"/>
        </table:table-row>
        <table:table-row table:style-name="ro2">
          <table:table-cell table:style-name="ce6" office:value-type="string">
            <text:p>Validation CSS</text:p>
          </table:table-cell>
          <table:table-cell table:style-name="ce17" office:value-type="string">
            <text:p>min-device-width </text:p>
          </table:table-cell>
          <table:table-cell table:style-name="ce7" office:value-type="string">
            <text:p><text:span text:style-name="T1">Propriété</text:span> <text:span text:style-name="T1">obsolète</text:span></text:p>
          </table:table-cell>
          <table:table-cell table:style-name="ce7" office:value-type="string">
            <text:p>Remplacer par device-width</text:p>
          </table:table-cell>
          <table:table-cell table:style-name="ce32" office:value-type="string">
            <text:p>Modification incluse</text:p>
          </table:table-cell>
          <table:table-cell table:style-name="ce7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7" office:value-type="string">
            <text:p>max-device-width </text:p>
          </table:table-cell>
          <table:table-cell table:style-name="ce7" office:value-type="string">
            <text:p><text:span text:style-name="T1">Propriété</text:span> <text:span text:style-name="T1">obsolète</text:span></text:p>
          </table:table-cell>
          <table:table-cell table:style-name="ce7" office:value-type="string">
            <text:p>Remplacer par device-width</text:p>
          </table:table-cell>
          <table:table-cell table:style-name="ce32" office:value-type="string">
            <text:p>Modification incluse</text:p>
          </table:table-cell>
          <table:table-cell table:style-name="ce7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7" office:value-type="string">
            <text:p>constant(safe-area-inset-left) </text:p>
          </table:table-cell>
          <table:table-cell table:style-name="ce7" office:value-type="string">
            <text:p><text:span text:style-name="T1">Propriété</text:span> invalide</text:p>
          </table:table-cell>
          <table:table-cell table:style-name="ce7" office:value-type="string">
            <text:p>Corriger la valeur et la syntaxe</text:p>
          </table:table-cell>
          <table:table-cell table:style-name="ce32" office:value-type="string">
            <text:p>Modification incluse</text:p>
          </table:table-cell>
          <table:table-cell table:style-name="ce7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7" office:value-type="string">
            <text:p>constant(safe-area-inset-right</text:p>
          </table:table-cell>
          <table:table-cell table:style-name="ce7" office:value-type="string">
            <text:p><text:span text:style-name="T1">Propriété</text:span> invalide</text:p>
          </table:table-cell>
          <table:table-cell table:style-name="ce7" office:value-type="string">
            <text:p>Corriger la valeur et la syntaxe</text:p>
          </table:table-cell>
          <table:table-cell table:style-name="ce32" office:value-type="string">
            <text:p>Modification incluse</text:p>
          </table:table-cell>
          <table:table-cell table:style-name="ce7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7" office:value-type="string">
            <text:p>color : 4px solid\9 </text:p>
          </table:table-cell>
          <table:table-cell table:style-name="ce7" office:value-type="string">
            <text:p>Valeur invalide</text:p>
          </table:table-cell>
          <table:table-cell table:style-name="ce7" office:value-type="string">
            <text:p>Corriger la valeur et la syntaxe</text:p>
          </table:table-cell>
          <table:table-cell table:style-name="ce32" office:value-type="string">
            <text:p>Modification incluse</text:p>
          </table:table-cell>
          <table:table-cell table:style-name="ce7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7" office:value-type="string">
            <text:p>progid:DXImageTransform.Microsoft</text:p>
          </table:table-cell>
          <table:table-cell table:style-name="ce7" office:value-type="string">
            <text:p>Erreur syntaxique</text:p>
          </table:table-cell>
          <table:table-cell table:style-name="ce7" office:value-type="string">
            <text:p>Ajouter la bonne syntaxe</text:p>
          </table:table-cell>
          <table:table-cell table:style-name="ce32" office:value-type="string">
            <text:p>Modification incluse</text:p>
          </table:table-cell>
          <table:table-cell table:style-name="ce33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7" office:value-type="string">
            <text:p>Style css inclus dans code html</text:p>
          </table:table-cell>
          <table:table-cell table:style-name="ce7" office:value-type="string">
            <text:p>Maintenabilité code css</text:p>
          </table:table-cell>
          <table:table-cell table:style-name="ce29" office:value-type="string">
            <text:p>Rapatrier le code dans le fichier css</text:p>
          </table:table-cell>
          <table:table-cell table:style-name="ce32" office:value-type="string">
            <text:p>Modification incluse</text:p>
          </table:table-cell>
          <table:table-cell table:style-name="ce33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8" office:value-type="string">
            <text:p>Aria-label</text:p>
          </table:table-cell>
          <table:table-cell table:style-name="ce7" office:value-type="string">
            <text:p>Attibut hidden</text:p>
          </table:table-cell>
          <table:table-cell table:style-name="ce7" office:value-type="string">
            <text:p>Rendre les éléments visibles</text:p>
          </table:table-cell>
          <table:table-cell table:style-name="ce32"/>
          <table:table-cell table:style-name="ce33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8"/>
          <table:table-cell table:style-name="ce7" table:number-columns-repeated="2"/>
          <table:table-cell table:style-name="ce32"/>
          <table:table-cell table:style-name="ce7"/>
          <table:table-cell table:number-columns-repeated="1018"/>
        </table:table-row>
        <table:table-row table:style-name="ro2">
          <table:table-cell table:style-name="ce5"/>
          <table:table-cell table:style-name="ce16"/>
          <table:table-cell table:style-name="ce5" table:number-columns-repeated="2"/>
          <table:table-cell table:style-name="ce31"/>
          <table:table-cell table:style-name="ce5"/>
          <table:table-cell table:number-columns-repeated="1018"/>
        </table:table-row>
        <table:table-row table:style-name="ro2">
          <table:table-cell table:style-name="ce8" office:value-type="string">
            <text:p>SEO</text:p>
          </table:table-cell>
          <table:table-cell table:style-name="ce19" office:value-type="string">
            <text:p>Balise Keywords</text:p>
          </table:table-cell>
          <table:table-cell table:style-name="ce4" office:value-type="string">
            <text:p>Erreur de localisation</text:p>
          </table:table-cell>
          <table:table-cell table:style-name="ce4" office:value-type="string">
            <text:p>Mettre la bonne localisation</text:p>
          </table:table-cell>
          <table:table-cell table:style-name="ce4" office:value-type="string">
            <text:p>Modification incluse</text:p>
          </table:table-cell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9" office:value-type="string">
            <text:p>Balise meta description</text:p>
          </table:table-cell>
          <table:table-cell table:style-name="ce4" office:value-type="string">
            <text:p>Essentiel pour le <text:span text:style-name="T1">référencement</text:span></text:p>
          </table:table-cell>
          <table:table-cell table:style-name="ce4" office:value-type="string">
            <text:p>Mettre une description</text:p>
          </table:table-cell>
          <table:table-cell table:style-name="ce4" office:value-type="string">
            <text:p>Modification incluse</text:p>
          </table:table-cell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9" office:value-type="string">
            <text:p>balise Robots</text:p>
          </table:table-cell>
          <table:table-cell table:style-name="ce4" office:value-type="string">
            <text:p>Essentiel pour l'indexation</text:p>
          </table:table-cell>
          <table:table-cell table:style-name="ce4"/>
          <table:table-cell table:style-name="ce4" office:value-type="string">
            <text:p>Modification incluse</text:p>
          </table:table-cell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9" office:value-type="string">
            <text:p>Balise réseaux sociaux</text:p>
          </table:table-cell>
          <table:table-cell table:style-name="ce25" office:value-type="string">
            <text:p>Aide au référencement/liens réseaux sociaux</text:p>
          </table:table-cell>
          <table:table-cell table:style-name="ce25" office:value-type="string">
            <text:p>Utiliser les propriétés OG et modifier les liens</text:p>
          </table:table-cell>
          <table:table-cell table:style-name="ce4"/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9" office:value-type="string">
            <text:p>Balise Titre</text:p>
          </table:table-cell>
          <table:table-cell table:style-name="ce4" office:value-type="string">
            <text:p>Pas de titre ni de nom de domaine</text:p>
          </table:table-cell>
          <table:table-cell table:style-name="ce4" office:value-type="string">
            <text:p>Ajouter un titre</text:p>
          </table:table-cell>
          <table:table-cell table:style-name="ce4" office:value-type="string">
            <text:p>Modification incluse</text:p>
          </table:table-cell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9"/>
          <table:table-cell table:style-name="ce4" office:value-type="string">
            <text:p>Aide au référencement 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/>
          <table:table-cell table:style-name="ce19" office:value-type="string">
            <text:p>Absence fichier sitemap</text:p>
          </table:table-cell>
          <table:table-cell table:style-name="ce4" office:value-type="string">
            <text:p>Architecture du site</text:p>
          </table:table-cell>
          <table:table-cell table:style-name="ce4" office:value-type="string">
            <text:p>Le site est trop petit/non essentiel</text:p>
          </table:table-cell>
          <table:table-cell table:style-name="ce4"/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9" office:value-type="string">
            <text:p>Taille des paragraphes</text:p>
          </table:table-cell>
          <table:table-cell table:style-name="ce26" office:value-type="string">
            <text:p>Règle SEO sur la taille des paragraphes</text:p>
          </table:table-cell>
          <table:table-cell table:style-name="ce25" office:value-type="string">
            <text:p>300 a 600 mots minimum par paragraphes</text:p>
          </table:table-cell>
          <table:table-cell table:style-name="ce4"/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9" office:value-type="string">
            <text:p>Pratique récurrente du blackhat</text:p>
          </table:table-cell>
          <table:table-cell table:style-name="ce4" office:value-type="string">
            <text:p>Pratique pénalisante:banissement</text:p>
          </table:table-cell>
          <table:table-cell table:style-name="ce4" office:value-type="string">
            <text:p>Suppression des redondants</text:p>
          </table:table-cell>
          <table:table-cell table:style-name="ce4" office:value-type="string">
            <text:p>Modification incluse</text:p>
          </table:table-cell>
          <table:table-cell table:style-name="ce4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SEO+Accessibilité</text:p>
          </table:table-cell>
          <table:table-cell table:style-name="ce20" office:value-type="string">
            <text:p>Texte sous forme d'image</text:p>
          </table:table-cell>
          <table:table-cell table:style-name="ce10" office:value-type="string">
            <text:p>Temps de chargement accru</text:p>
          </table:table-cell>
          <table:table-cell table:style-name="ce10" office:value-type="string">
            <text:p>Remplacer par un texte</text:p>
          </table:table-cell>
          <table:table-cell table:style-name="ce10" office:value-type="string">
            <text:p>Modification incluse</text:p>
          </table:table-cell>
          <table:table-cell table:style-name="ce10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>
            <text:p>pratique du blackhat dans alt</text:p>
          </table:table-cell>
          <table:table-cell table:style-name="ce10" office:value-type="string">
            <text:p>Mauvaise description de l'image</text:p>
          </table:table-cell>
          <table:table-cell table:style-name="ce10" office:value-type="string">
            <text:p>Remplacer par un texte</text:p>
          </table:table-cell>
          <table:table-cell table:style-name="ce10" office:value-type="string">
            <text:p>Modification incluse</text:p>
          </table:table-cell>
          <table:table-cell table:style-name="ce10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>
            <text:p>widht de l'image</text:p>
          </table:table-cell>
          <table:table-cell table:style-name="ce10" office:value-type="string">
            <text:p>Pbe affichage version mobile</text:p>
          </table:table-cell>
          <table:table-cell table:style-name="ce10" office:value-type="string">
            <text:p>Remplacer par un texte</text:p>
          </table:table-cell>
          <table:table-cell table:style-name="ce10" office:value-type="string">
            <text:p>Modification incluse</text:p>
          </table:table-cell>
          <table:table-cell table:style-name="ce10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>
            <text:p>Structure sémantique</text:p>
          </table:table-cell>
          <table:table-cell table:style-name="ce10" office:value-type="string">
            <text:p>Aide au moteur de recherche</text:p>
          </table:table-cell>
          <table:table-cell table:style-name="ce10" office:value-type="string">
            <text:p>Ajout de balise sémantique</text:p>
          </table:table-cell>
          <table:table-cell table:style-name="ce10" office:value-type="string">
            <text:p>Modification incluse</text:p>
          </table:table-cell>
          <table:table-cell table:style-name="ce10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>
            <text:p>Annuaire/Partenariat</text:p>
          </table:table-cell>
          <table:table-cell table:style-name="ce10" office:value-type="string">
            <text:p>Incohérence des liens/Qualité du site</text:p>
          </table:table-cell>
          <table:table-cell table:style-name="ce10" office:value-type="string">
            <text:p>Revoir les partenariats</text:p>
          </table:table-cell>
          <table:table-cell table:style-name="ce10" office:value-type="string">
            <text:p>Modification incluse</text:p>
          </table:table-cell>
          <table:table-cell table:style-name="ce10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5" table:number-columns-repeated="6"/>
          <table:table-cell table:number-columns-repeated="1018"/>
        </table:table-row>
        <table:table-row table:style-name="ro2">
          <table:table-cell table:style-name="ce11" office:value-type="string">
            <text:p>Accessibilité</text:p>
          </table:table-cell>
          <table:table-cell table:style-name="ce21" office:value-type="string">
            <text:p>Scrypt analytics</text:p>
          </table:table-cell>
          <table:table-cell table:style-name="ce27" office:value-type="string">
            <text:p>En debut de code :bloque ou ralenti chargement</text:p>
          </table:table-cell>
          <table:table-cell table:style-name="ce12" office:value-type="string">
            <text:p>Placer en fin de code</text:p>
          </table:table-cell>
          <table:table-cell table:style-name="ce12" office:value-type="string">
            <text:p>Modification incluse</text:p>
          </table:table-cell>
          <table:table-cell table:style-name="ce12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21" office:value-type="string">
            <text:p>Élément vide liste li</text:p>
          </table:table-cell>
          <table:table-cell table:style-name="ce12" office:value-type="string">
            <text:p>Liste vide pour le moteur de recherche</text:p>
          </table:table-cell>
          <table:table-cell table:style-name="ce12" office:value-type="string">
            <text:p>Suppression ou aria hidden</text:p>
          </table:table-cell>
          <table:table-cell table:style-name="ce12" office:value-type="string">
            <text:p>Modification incluse</text:p>
          </table:table-cell>
          <table:table-cell table:style-name="ce12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21" office:value-type="string">
            <text:p>Taille de police de certains texte</text:p>
          </table:table-cell>
          <table:table-cell table:style-name="ce12" office:value-type="string">
            <text:p>Pratique du blackhat</text:p>
          </table:table-cell>
          <table:table-cell table:style-name="ce12" office:value-type="string">
            <text:p>Supression</text:p>
          </table:table-cell>
          <table:table-cell table:style-name="ce12" office:value-type="string">
            <text:p>Modification incluse</text:p>
          </table:table-cell>
          <table:table-cell table:style-name="ce12" office:value-type="string">
            <text:p>Lecture du cod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22"/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13" office:value-type="string">
            <text:p>Performance</text:p>
          </table:table-cell>
          <table:table-cell table:style-name="ce23" office:value-type="string">
            <text:p>Taille des fichiers css</text:p>
          </table:table-cell>
          <table:table-cell table:style-name="ce14" office:value-type="string">
            <text:p>Augmente le temps de chargement</text:p>
          </table:table-cell>
          <table:table-cell table:style-name="ce14" office:value-type="string">
            <text:p>Réduire la taille des fichiers</text:p>
          </table:table-cell>
          <table:table-cell table:style-name="ce14"/>
          <table:table-cell table:style-name="ce14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14"/>
          <table:table-cell table:style-name="ce23" office:value-type="string">
            <text:p>Police téléchargées</text:p>
          </table:table-cell>
          <table:table-cell table:style-name="ce14" office:value-type="string">
            <text:p>Augmente le temps de chargement</text:p>
          </table:table-cell>
          <table:table-cell table:style-name="ce14" office:value-type="string">
            <text:p>Ajouter script font-awesome</text:p>
          </table:table-cell>
          <table:table-cell table:style-name="ce14"/>
          <table:table-cell table:style-name="ce14" office:value-type="string">
            <text:p>Validator w3c Jigsaw</text:p>
          </table:table-cell>
          <table:table-cell table:number-columns-repeated="1018"/>
        </table:table-row>
        <table:table-row table:style-name="ro2">
          <table:table-cell table:style-name="ce14"/>
          <table:table-cell table:style-name="ce23" office:value-type="string">
            <text:p>Taille des images</text:p>
          </table:table-cell>
          <table:table-cell table:style-name="ce14" office:value-type="string">
            <text:p>Augmente le temps de chargement</text:p>
          </table:table-cell>
          <table:table-cell table:style-name="ce14" office:value-type="string">
            <text:p>Réduire la taille des fichiers</text:p>
          </table:table-cell>
          <table:table-cell table:style-name="ce14" office:value-type="string">
            <text:p>Modification inclus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4" table:number-columns-repeated="6"/>
          <table:table-cell table:number-columns-repeated="1018"/>
        </table:table-row>
        <table:table-row table:style-name="ro2" table:number-rows-repeated="962">
          <table:table-cell table:number-columns-repeated="102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18/11/2022</text:date>, <text:time>01:4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18T01:49:33.52</dc:date>
    <dc:creator>Michael David Guetta</dc:creator>
    <meta:generator>OpenOffice/4.1.7$Win32 OpenOffice.org_project/417m1$Build-9800</meta:generator>
    <meta:editing-duration>PT8H21M36S</meta:editing-duration>
    <meta:editing-cycles>3</meta:editing-cycles>
    <meta:document-statistic meta:table-count="1" meta:cell-count="161" meta:object-count="0"/>
  </office:meta>
</office:document-meta>
</file>